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ira Sans" svg:font-family="'Fira Sans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02cm" svg:stroke-color="#9900ff" draw:marker-start-width="0.509cm" draw:marker-end="Arrow" draw:marker-end-width="0.356cm" draw:fill="none" draw:textarea-vertical-align="middle" fo:padding-top="0.176cm" fo:padding-bottom="0.176cm" fo:padding-left="0.301cm" fo:padding-right="0.301cm"/>
    </style:style>
    <style:style style:name="gr2" style:family="graphic" style:parent-style-name="standard">
      <style:graphic-properties draw:stroke="none" svg:stroke-color="#000000" draw:fill="none" draw:fill-color="#ffffff" fo:min-height="0.639cm"/>
    </style:style>
    <style:style style:name="gr3" style:family="graphic" style:parent-style-name="objectwithoutfill">
      <style:graphic-properties svg:stroke-width="0.051cm" svg:stroke-color="#ff9900" draw:marker-start-width="0.355cm" draw:marker-end="Arrow" draw:marker-end-width="0.33cm" draw:fill="none" draw:textarea-vertical-align="middle" fo:padding-top="0.15cm" fo:padding-bottom="0.15cm" fo:padding-left="0.275cm" fo:padding-right="0.275cm"/>
    </style:style>
    <style:style style:name="gr4" style:family="graphic" style:parent-style-name="objectwithoutfill">
      <style:graphic-properties svg:stroke-width="0.051cm" svg:stroke-color="#00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5" style:family="graphic" style:parent-style-name="objectwithoutfill">
      <style:graphic-properties draw:stroke="dash" draw:stroke-dash="Fine_20_Dashed" svg:stroke-width="0.051cm" svg:stroke-color="#9900ff" draw:marker-start-width="0.355cm" draw:marker-end="Arrow" draw:marker-end-width="0.254cm" draw:fill="none" draw:textarea-vertical-align="middle" fo:padding-top="0.15cm" fo:padding-bottom="0.15cm" fo:padding-left="0.275cm" fo:padding-right="0.27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color="#9900ff" style:font-name="Fira Sans" fo:font-size="18pt" style:font-size-asian="18pt" style:font-size-complex="18pt"/>
    </style:style>
    <style:style style:name="P3" style:family="paragraph">
      <style:text-properties fo:color="#ff9900"/>
    </style:style>
    <style:style style:name="P4" style:family="paragraph">
      <loext:graphic-properties draw:fill="none" draw:fill-color="#ffffff"/>
      <style:text-properties fo:color="#ff9900" style:font-name="Fira Sans" fo:font-size="18pt" style:font-size-asian="18pt" style:font-size-complex="18pt"/>
    </style:style>
    <style:style style:name="T1" style:family="text">
      <style:text-properties fo:color="#9900ff" style:font-name="Fira Sans" fo:font-size="18pt" style:font-size-asian="18pt" style:font-size-complex="18pt"/>
    </style:style>
    <style:style style:name="T2" style:family="text">
      <style:text-properties fo:color="#ff9900" style:font-name="Fira Sans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>
            <draw:g>
              <draw:line draw:style-name="gr1" draw:text-style-name="P1" draw:layer="layout" svg:x1="1.464cm" svg:y1="8.504cm" svg:x2="1.464cm" svg:y2="2.789cm">
                <text:p/>
              </draw:line>
              <draw:line draw:style-name="gr1" draw:text-style-name="P1" draw:layer="layout" svg:x1="1.493cm" svg:y1="8.534cm" svg:x2="7.208cm" svg:y2="8.534cm">
                <text:p/>
              </draw:line>
            </draw:g>
            <draw:frame draw:style-name="gr2" draw:text-style-name="P2" draw:layer="layout" svg:width="1.143cm" svg:height="0.889cm" svg:x="0.751cm" svg:y="1.735cm">
              <draw:text-box>
                <text:p><text:span text:style-name="T1">+y</text:span></text:p>
              </draw:text-box>
            </draw:frame>
            <draw:frame draw:style-name="gr2" draw:text-style-name="P2" draw:layer="layout" svg:width="1.143cm" svg:height="0.889cm" svg:x="7.109cm" svg:y="8.093cm">
              <draw:text-box>
                <text:p><text:span text:style-name="T1">+x</text:span></text:p>
              </draw:text-box>
            </draw:frame>
            <draw:frame draw:style-name="gr2" draw:text-style-name="P4" draw:layer="layout" svg:width="0.872cm" svg:height="0.889cm" svg:x="1.652cm" svg:y="6.336cm">
              <draw:text-box>
                <text:p text:style-name="P3"><text:span text:style-name="T2">u</text:span></text:p>
              </draw:text-box>
            </draw:frame>
            <draw:frame draw:style-name="gr2" draw:text-style-name="P4" draw:layer="layout" svg:width="0.872cm" svg:height="0.889cm" svg:x="5.699cm" svg:y="3.159cm">
              <draw:text-box>
                <text:p text:style-name="P3"><text:span text:style-name="T2">u</text:span></text:p>
              </draw:text-box>
            </draw:frame>
            <draw:frame draw:style-name="gr2" draw:text-style-name="P4" draw:layer="layout" svg:width="0.872cm" svg:height="0.889cm" svg:x="3.594cm" svg:y="4.864cm">
              <draw:text-box>
                <text:p text:style-name="P3"><text:span text:style-name="T2">v</text:span></text:p>
              </draw:text-box>
            </draw:frame>
            <draw:frame draw:style-name="gr2" draw:text-style-name="P4" draw:layer="layout" svg:width="0.872cm" svg:height="0.889cm" svg:x="7.731cm" svg:y="1.635cm">
              <draw:text-box>
                <text:p text:style-name="P3"><text:span text:style-name="T2">v</text:span></text:p>
              </draw:text-box>
            </draw:frame>
          </draw:g>
          <draw:line draw:style-name="gr3" draw:text-style-name="P1" draw:layer="layout" svg:x1="1.565cm" svg:y1="8.479cm" svg:x2="2.905cm" svg:y2="6.099cm">
            <text:p/>
          </draw:line>
          <draw:path draw:style-name="gr4" draw:text-style-name="P1" draw:layer="layout" svg:width="3.122cm" svg:height="1.488cm" draw:transform="skewX (-0.0356047167406843) rotate (1.291718179401) translate (1.20641672255137cm 7.55438999377172cm)" svg:viewBox="0 0 3123 1489" svg:d="M0 0c2908 1 3123 1489 3123 1489">
            <text:p/>
          </draw:path>
          <draw:path draw:style-name="gr4" draw:text-style-name="P1" draw:layer="layout" svg:width="2.809cm" svg:height="1.608cm" draw:transform="skewX (-0.148876585195116) rotate (1.22591926660082) translate (5.60645989406839cm 3.64034353082237cm)" svg:viewBox="0 0 2810 1609" svg:d="M0 0c2617 1 2810 1609 2810 1609">
            <text:p/>
          </draw:path>
          <draw:path draw:style-name="gr4" draw:text-style-name="P1" draw:layer="layout" svg:width="1.827cm" svg:height="1.304cm" draw:transform="skewX (-0.31398473243378) rotate (-2.02894525544341) translate (5.67222588296414cm 3.44018488918334cm)" svg:viewBox="0 0 1828 1305" svg:d="M0 0c1701 1 1828 1305 1828 1305">
            <text:p/>
          </draw:path>
          <draw:path draw:style-name="gr4" draw:text-style-name="P1" draw:layer="layout" svg:width="3.122cm" svg:height="1.488cm" draw:transform="skewX (-0.0356047167406843) rotate (1.291718179401) translate (2.20641672255137cm 9.65538999377173cm)" svg:viewBox="0 0 3123 1489" svg:d="M0 0c2908 1 3123 1489 3123 1489">
            <text:p/>
          </draw:path>
          <draw:path draw:style-name="gr4" draw:text-style-name="P1" draw:layer="layout" svg:width="2.809cm" svg:height="1.608cm" draw:transform="skewX (-0.148876585195116) rotate (1.22591926660082) translate (6.60645989406839cm 5.74134353082237cm)" svg:viewBox="0 0 2810 1609" svg:d="M0 0c2617 1 2810 1609 2810 1609">
            <text:p/>
          </draw:path>
          <draw:path draw:style-name="gr4" draw:text-style-name="P1" draw:layer="layout" svg:width="1.827cm" svg:height="1.304cm" draw:transform="skewX (-0.31398473243378) rotate (-2.02894525544341) translate (6.67222588296414cm 5.54118488918334cm)" svg:viewBox="0 0 1828 1305" svg:d="M0 0c1701 1 1828 1305 1828 1305">
            <text:p/>
          </draw:path>
          <draw:line draw:style-name="gr3" draw:text-style-name="P1" draw:layer="layout" svg:x1="2.962cm" svg:y1="6.066cm" svg:x2="5.445cm" svg:y2="5.21cm">
            <text:p/>
          </draw:line>
          <draw:line draw:style-name="gr3" draw:text-style-name="P1" draw:layer="layout" svg:x1="5.572cm" svg:y1="5.177cm" svg:x2="7.096cm" svg:y2="2.797cm">
            <text:p/>
          </draw:line>
          <draw:line draw:style-name="gr3" draw:text-style-name="P1" draw:layer="layout" svg:x1="7.096cm" svg:y1="2.77cm" svg:x2="9.579cm" svg:y2="1.914cm">
            <text:p/>
          </draw:line>
          <draw:line draw:style-name="gr5" draw:text-style-name="P1" draw:layer="layout" svg:x1="1.553cm" svg:y1="8.492cm" svg:x2="9.509cm" svg:y2="1.889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ira Sans" svg:font-family="'Fira Sans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0.16cm" fo:page-height="10.1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15T11:36:07.341777000</meta:creation-date>
    <dc:date>2017-06-15T18:25:47.934938000</dc:date>
    <meta:editing-duration>PT9M45S</meta:editing-duration>
    <meta:editing-cycles>2</meta:editing-cycles>
    <meta:generator>LibreOffice/5.3.2.2$MacOSX_X86_64 LibreOffice_project/6cd4f1ef626f15116896b1d8e1398b56da0d0ee1</meta:generator>
    <meta:document-statistic meta:object-count="22"/>
  </office:meta>
</office:document-meta>
</file>